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3.5602in"/>
    </style:style>
    <style:style style:name="co3" style:family="table-column">
      <style:table-column-properties fo:break-before="auto" style:column-width="3.4146in"/>
    </style:style>
    <style:style style:name="co4" style:family="table-column">
      <style:table-column-properties fo:break-before="auto" style:column-width="3.7591in"/>
    </style:style>
    <style:style style:name="co5" style:family="table-column">
      <style:table-column-properties fo:break-before="auto" style:column-width="1.3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5" table:default-cell-style-name="ce2"/>
        <table:table-column table:style-name="co1" table:number-columns-repeated="1011" table:default-cell-style-name="ce2"/>
        <table:table-row table:style-name="ro1">
          <table:table-cell office:value-type="string">
            <text:p>radius</text:p>
          </table:table-cell>
          <table:table-cell office:value-type="float" office:value="0.023">
            <text:p>0.023</text:p>
          </table:table-cell>
          <table:table-cell table:number-columns-repeated="4"/>
          <table:table-cell office:value-type="string">
            <text:p>tilt</text:p>
          </table:table-cell>
          <table:table-cell table:formula="of:=PI()/4" office:value-type="float" office:value="0.785398163397448">
            <text:p>0.785398163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heels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number-columns-repeated="6"/>
          <table:table-cell table:style-name="ce4" office:value-type="string" table:number-columns-spanned="3" table:number-rows-spanned="1">
            <text:p>rotate tan x, tan y about rx, ry, rz by tilt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office:value-type="string">
            <text:p>wheel</text:p>
          </table:table-cell>
          <table:table-cell office:value-type="string">
            <text:p>theta</text:p>
          </table:table-cell>
          <table:table-cell table:style-name="ce3" office:value-type="string">
            <text:p>rz</text:p>
          </table:table-cell>
          <table:table-cell table:style-name="ce3" office:value-type="string">
            <text:p>rx</text:p>
          </table:table-cell>
          <table:table-cell table:style-name="ce3" office:value-type="string">
            <text:p>tan x</text:p>
          </table:table-cell>
          <table:table-cell table:style-name="ce3" office:value-type="string">
            <text:p>tan z</text:p>
          </table:table-cell>
          <table:table-cell office:value-type="string">
            <text:p>axis x</text:p>
          </table:table-cell>
          <table:table-cell office:value-type="string">
            <text:p>axis y</text:p>
          </table:table-cell>
          <table:table-cell office:value-type="string">
            <text:p>axis z</text:p>
          </table:table-cell>
          <table:table-cell table:style-name="ce5" office:value-type="string">
            <text:p>Add these to the SSLRobot.proto so they become the children of the Robot node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formula="of:=2 * PI() / [.$B$3] * ([.A6]-1)" office:value-type="float" office:value="0">
            <text:p>0</text:p>
          </table:table-cell>
          <table:table-cell table:formula="of:=[.$B$1] * COS([.B6])" office:value-type="float" office:value="0.023">
            <text:p>0.023</text:p>
          </table:table-cell>
          <table:table-cell table:formula="of:=[.$B$1]*SIN([.B6])" office:value-type="float" office:value="0">
            <text:p>0</text:p>
          </table:table-cell>
          <table:table-cell table:formula="of:=SIN([.B6])" office:value-type="float" office:value="0">
            <text:p>0</text:p>
          </table:table-cell>
          <table:table-cell table:formula="of:=COS([.B6])" office:value-type="float" office:value="1">
            <text:p>1</text:p>
          </table:table-cell>
          <table:table-cell table:formula="of:=-[.C6]*(-[.C6]*[.E6]-[.D6]*[.F6])*(1-COS([.$H$1]))+[.E6]*COS([.$H$1])" office:value-type="float" office:value="0">
            <text:p>0</text:p>
          </table:table-cell>
          <table:table-cell table:formula="of:=-[.D6]*(-[.C6]*[.E6]-[.D6]*[.F6])*(1-COS([.$H$1]))+[.F6]*COS([.$H$1])" office:value-type="float" office:value="0.707106781186548">
            <text:p>0.7071067812</text:p>
          </table:table-cell>
          <table:table-cell table:formula="of:=(-[.D6]*[.E6]+[.C6]*[.F6])*SIN([.$H$1])" office:value-type="float" office:value="0.0162634559672906">
            <text:p>0.016263456</text:p>
          </table:table-cell>
          <table:table-cell table:style-name="ce6" table:formula="of:=CONCATENATE( &quot;OmniWheelRoller { roller_translation &quot;; [.D6]; &quot; 0 &quot;; [.C6]; &quot; roller_axial_rotation &quot;; [.E6]; &quot; 0 &quot;; [.F6];&quot; 1.57}&quot;)" office:value-type="string" office:string-value="OmniWheelRoller { roller_translation 0 0 0.023 roller_axial_rotation 0 0 1 1.57}">
            <text:p>OmniWheelRoller { roller_translation 0 0 0.023 roller_axial_rotation 0 0 1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formula="of:=2 * PI() / [.$B$3] * ([.A7]-1)" office:value-type="float" office:value="0.785398163397448">
            <text:p>0.7853981634</text:p>
          </table:table-cell>
          <table:table-cell table:formula="of:=[.$B$1] * COS([.B7])" office:value-type="float" office:value="0.0162634559672906">
            <text:p>0.016263456</text:p>
          </table:table-cell>
          <table:table-cell table:formula="of:=[.$B$1]*SIN([.B7])" office:value-type="float" office:value="0.0162634559672906">
            <text:p>0.016263456</text:p>
          </table:table-cell>
          <table:table-cell table:formula="of:=SIN([.B7])" office:value-type="float" office:value="0.707106781186547">
            <text:p>0.7071067812</text:p>
          </table:table-cell>
          <table:table-cell table:formula="of:=COS([.B7])" office:value-type="float" office:value="0.707106781186548">
            <text:p>0.7071067812</text:p>
          </table:table-cell>
          <table:table-cell table:formula="of:=-[.C7]*(-[.C7]*[.E7]-[.D7]*[.F7])*(1-COS([.$H$1]))+[.E7]*COS([.$H$1])" office:value-type="float" office:value="0.500109559487248">
            <text:p>0.5001095595</text:p>
          </table:table-cell>
          <table:table-cell table:formula="of:=-[.D7]*(-[.C7]*[.E7]-[.D7]*[.F7])*(1-COS([.$H$1]))+[.F7]*COS([.$H$1])" office:value-type="float" office:value="0.500109559487248">
            <text:p>0.5001095595</text:p>
          </table:table-cell>
          <table:table-cell table:formula="of:=(-[.D7]*[.E7]+[.C7]*[.F7])*SIN([.$H$1])" office:value-type="float" office:value="0">
            <text:p>0</text:p>
          </table:table-cell>
          <table:table-cell table:style-name="ce6" table:formula="of:=CONCATENATE( &quot;OmniWheelRoller { roller_translation &quot;; [.D7]; &quot; 0 &quot;; [.C7]; &quot; roller_axial_rotation &quot;; [.E7]; &quot; 0 &quot;; [.F7];&quot; 1.57}&quot;)" office:value-type="string" office:string-value="OmniWheelRoller { roller_translation 0.0162634559672906 0 0.0162634559672906 roller_axial_rotation 0.707106781186547 0 0.707106781186548 1.57}">
            <text:p>OmniWheelRoller { roller_translation 0.0162634559672906 0 0.0162634559672906 roller_axial_rotation 0.707106781186547 0 0.707106781186548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formula="of:=2 * PI() / [.$B$3] * ([.A8]-1)" office:value-type="float" office:value="1.5707963267949">
            <text:p>1.5707963268</text:p>
          </table:table-cell>
          <table:table-cell table:formula="of:=[.$B$1] * COS([.B8])" office:value-type="float" office:value="1.40834381901946E-018">
            <text:p>1.40834381901946E-018</text:p>
          </table:table-cell>
          <table:table-cell table:formula="of:=[.$B$1]*SIN([.B8])" office:value-type="float" office:value="0.023">
            <text:p>0.023</text:p>
          </table:table-cell>
          <table:table-cell table:formula="of:=SIN([.B8])" office:value-type="float" office:value="1">
            <text:p>1</text:p>
          </table:table-cell>
          <table:table-cell table:formula="of:=COS([.B8])" office:value-type="float" office:value="6.12323399573677E-017">
            <text:p>6.12323399573677E-017</text:p>
          </table:table-cell>
          <table:table-cell table:formula="of:=-[.C8]*(-[.C8]*[.E8]-[.D8]*[.F8])*(1-COS([.$H$1]))+[.E8]*COS([.$H$1])" office:value-type="float" office:value="0.707106781186548">
            <text:p>0.7071067812</text:p>
          </table:table-cell>
          <table:table-cell table:formula="of:=-[.D8]*(-[.C8]*[.E8]-[.D8]*[.F8])*(1-COS([.$H$1]))+[.F8]*COS([.$H$1])" office:value-type="float" office:value="4.33167775520747E-017">
            <text:p>4.33167775520747E-017</text:p>
          </table:table-cell>
          <table:table-cell table:formula="of:=(-[.D8]*[.E8]+[.C8]*[.F8])*SIN([.$H$1])" office:value-type="float" office:value="-0.0162634559672906">
            <text:p>-0.016263456</text:p>
          </table:table-cell>
          <table:table-cell table:style-name="ce6" table:formula="of:=CONCATENATE( &quot;OmniWheelRoller { roller_translation &quot;; [.D8]; &quot; 0 &quot;; [.C8]; &quot; roller_axial_rotation &quot;; [.E8]; &quot; 0 &quot;; [.F8];&quot; 1.57}&quot;)" office:value-type="string" office:string-value="OmniWheelRoller { roller_translation 0.023 0 1.40834381901946E-018 roller_axial_rotation 1 0 6.12323399573677E-017 1.57}">
            <text:p>OmniWheelRoller { roller_translation 0.023 0 1.40834381901946E-018 roller_axial_rotation 1 0 6.12323399573677E-017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formula="of:=2 * PI() / [.$B$3] * ([.A9]-1)" office:value-type="float" office:value="2.35619449019234">
            <text:p>2.3561944902</text:p>
          </table:table-cell>
          <table:table-cell table:formula="of:=[.$B$1] * COS([.B9])" office:value-type="float" office:value="-0.0162634559672906">
            <text:p>-0.016263456</text:p>
          </table:table-cell>
          <table:table-cell table:formula="of:=[.$B$1]*SIN([.B9])" office:value-type="float" office:value="0.0162634559672906">
            <text:p>0.016263456</text:p>
          </table:table-cell>
          <table:table-cell table:formula="of:=SIN([.B9])" office:value-type="float" office:value="0.707106781186548">
            <text:p>0.7071067812</text:p>
          </table:table-cell>
          <table:table-cell table:formula="of:=COS([.B9])" office:value-type="float" office:value="-0.707106781186547">
            <text:p>-0.7071067812</text:p>
          </table:table-cell>
          <table:table-cell table:formula="of:=-[.C9]*(-[.C9]*[.E9]-[.D9]*[.F9])*(1-COS([.$H$1]))+[.E9]*COS([.$H$1])" office:value-type="float" office:value="0.500109559487248">
            <text:p>0.5001095595</text:p>
          </table:table-cell>
          <table:table-cell table:formula="of:=-[.D9]*(-[.C9]*[.E9]-[.D9]*[.F9])*(1-COS([.$H$1]))+[.F9]*COS([.$H$1])" office:value-type="float" office:value="-0.500109559487248">
            <text:p>-0.5001095595</text:p>
          </table:table-cell>
          <table:table-cell table:formula="of:=(-[.D9]*[.E9]+[.C9]*[.F9])*SIN([.$H$1])" office:value-type="float" office:value="0">
            <text:p>0</text:p>
          </table:table-cell>
          <table:table-cell table:style-name="ce6" table:formula="of:=CONCATENATE( &quot;OmniWheelRoller { roller_translation &quot;; [.D9]; &quot; 0 &quot;; [.C9]; &quot; roller_axial_rotation &quot;; [.E9]; &quot; 0 &quot;; [.F9];&quot; 1.57}&quot;)" office:value-type="string" office:string-value="OmniWheelRoller { roller_translation 0.0162634559672906 0 -0.0162634559672906 roller_axial_rotation 0.707106781186548 0 -0.707106781186547 1.57}">
            <text:p>OmniWheelRoller { roller_translation 0.0162634559672906 0 -0.0162634559672906 roller_axial_rotation 0.707106781186548 0 -0.707106781186547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formula="of:=2 * PI() / [.$B$3] * ([.A10]-1)" office:value-type="float" office:value="3.14159265358979">
            <text:p>3.1415926536</text:p>
          </table:table-cell>
          <table:table-cell table:formula="of:=[.$B$1] * COS([.B10])" office:value-type="float" office:value="-0.023">
            <text:p>-0.023</text:p>
          </table:table-cell>
          <table:table-cell table:formula="of:=[.$B$1]*SIN([.B10])" office:value-type="float" office:value="2.81668763803891E-018">
            <text:p>2.81668763803891E-018</text:p>
          </table:table-cell>
          <table:table-cell table:formula="of:=SIN([.B10])" office:value-type="float" office:value="1.22464679914735E-016">
            <text:p>1.22464679914735E-016</text:p>
          </table:table-cell>
          <table:table-cell table:formula="of:=COS([.B10])" office:value-type="float" office:value="-1">
            <text:p>-1</text:p>
          </table:table-cell>
          <table:table-cell table:formula="of:=-[.C10]*(-[.C10]*[.E10]-[.D10]*[.F10])*(1-COS([.$H$1]))+[.E10]*COS([.$H$1])" office:value-type="float" office:value="8.66335551041494E-017">
            <text:p>8.66335551041494E-017</text:p>
          </table:table-cell>
          <table:table-cell table:formula="of:=-[.D10]*(-[.C10]*[.E10]-[.D10]*[.F10])*(1-COS([.$H$1]))+[.F10]*COS([.$H$1])" office:value-type="float" office:value="-0.707106781186548">
            <text:p>-0.7071067812</text:p>
          </table:table-cell>
          <table:table-cell table:formula="of:=(-[.D10]*[.E10]+[.C10]*[.F10])*SIN([.$H$1])" office:value-type="float" office:value="0.0162634559672906">
            <text:p>0.016263456</text:p>
          </table:table-cell>
          <table:table-cell table:style-name="ce6" table:formula="of:=CONCATENATE( &quot;OmniWheelRoller { roller_translation &quot;; [.D10]; &quot; 0 &quot;; [.C10]; &quot; roller_axial_rotation &quot;; [.E10]; &quot; 0 &quot;; [.F10];&quot; 1.57}&quot;)" office:value-type="string" office:string-value="OmniWheelRoller { roller_translation 2.81668763803891E-018 0 -0.023 roller_axial_rotation 1.22464679914735E-016 0 -1 1.57}">
            <text:p>OmniWheelRoller { roller_translation 2.81668763803891E-018 0 -0.023 roller_axial_rotation 1.22464679914735E-016 0 -1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formula="of:=2 * PI() / [.$B$3] * ([.A11]-1)" office:value-type="float" office:value="3.92699081698724">
            <text:p>3.926990817</text:p>
          </table:table-cell>
          <table:table-cell table:formula="of:=[.$B$1] * COS([.B11])" office:value-type="float" office:value="-0.0162634559672906">
            <text:p>-0.016263456</text:p>
          </table:table-cell>
          <table:table-cell table:formula="of:=[.$B$1]*SIN([.B11])" office:value-type="float" office:value="-0.0162634559672906">
            <text:p>-0.016263456</text:p>
          </table:table-cell>
          <table:table-cell table:formula="of:=SIN([.B11])" office:value-type="float" office:value="-0.707106781186547">
            <text:p>-0.7071067812</text:p>
          </table:table-cell>
          <table:table-cell table:formula="of:=COS([.B11])" office:value-type="float" office:value="-0.707106781186548">
            <text:p>-0.7071067812</text:p>
          </table:table-cell>
          <table:table-cell table:formula="of:=-[.C11]*(-[.C11]*[.E11]-[.D11]*[.F11])*(1-COS([.$H$1]))+[.E11]*COS([.$H$1])" office:value-type="float" office:value="-0.500109559487248">
            <text:p>-0.5001095595</text:p>
          </table:table-cell>
          <table:table-cell table:formula="of:=-[.D11]*(-[.C11]*[.E11]-[.D11]*[.F11])*(1-COS([.$H$1]))+[.F11]*COS([.$H$1])" office:value-type="float" office:value="-0.500109559487248">
            <text:p>-0.5001095595</text:p>
          </table:table-cell>
          <table:table-cell table:formula="of:=(-[.D11]*[.E11]+[.C11]*[.F11])*SIN([.$H$1])" office:value-type="float" office:value="0">
            <text:p>0</text:p>
          </table:table-cell>
          <table:table-cell table:style-name="ce6" table:formula="of:=CONCATENATE( &quot;OmniWheelRoller { roller_translation &quot;; [.D11]; &quot; 0 &quot;; [.C11]; &quot; roller_axial_rotation &quot;; [.E11]; &quot; 0 &quot;; [.F11];&quot; 1.57}&quot;)" office:value-type="string" office:string-value="OmniWheelRoller { roller_translation -0.0162634559672906 0 -0.0162634559672906 roller_axial_rotation -0.707106781186547 0 -0.707106781186548 1.57}">
            <text:p>OmniWheelRoller { roller_translation -0.0162634559672906 0 -0.0162634559672906 roller_axial_rotation -0.707106781186547 0 -0.707106781186548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formula="of:=2 * PI() / [.$B$3] * ([.A12]-1)" office:value-type="float" office:value="4.71238898038469">
            <text:p>4.7123889804</text:p>
          </table:table-cell>
          <table:table-cell table:formula="of:=[.$B$1] * COS([.B12])" office:value-type="float" office:value="-4.22503145705837E-018">
            <text:p>-4.22503145705837E-018</text:p>
          </table:table-cell>
          <table:table-cell table:formula="of:=[.$B$1]*SIN([.B12])" office:value-type="float" office:value="-0.023">
            <text:p>-0.023</text:p>
          </table:table-cell>
          <table:table-cell table:formula="of:=SIN([.B12])" office:value-type="float" office:value="-1">
            <text:p>-1</text:p>
          </table:table-cell>
          <table:table-cell table:formula="of:=COS([.B12])" office:value-type="float" office:value="-1.83697019872103E-016">
            <text:p>-1.83697019872103E-016</text:p>
          </table:table-cell>
          <table:table-cell table:formula="of:=-[.C12]*(-[.C12]*[.E12]-[.D12]*[.F12])*(1-COS([.$H$1]))+[.E12]*COS([.$H$1])" office:value-type="float" office:value="-0.707106781186548">
            <text:p>-0.7071067812</text:p>
          </table:table-cell>
          <table:table-cell table:formula="of:=-[.D12]*(-[.C12]*[.E12]-[.D12]*[.F12])*(1-COS([.$H$1]))+[.F12]*COS([.$H$1])" office:value-type="float" office:value="-1.29950332656224E-016">
            <text:p>-1.29950332656224E-016</text:p>
          </table:table-cell>
          <table:table-cell table:formula="of:=(-[.D12]*[.E12]+[.C12]*[.F12])*SIN([.$H$1])" office:value-type="float" office:value="-0.0162634559672906">
            <text:p>-0.016263456</text:p>
          </table:table-cell>
          <table:table-cell table:style-name="ce6" table:formula="of:=CONCATENATE( &quot;OmniWheelRoller { roller_translation &quot;; [.D12]; &quot; 0 &quot;; [.C12]; &quot; roller_axial_rotation &quot;; [.E12]; &quot; 0 &quot;; [.F12];&quot; 1.57}&quot;)" office:value-type="string" office:string-value="OmniWheelRoller { roller_translation -0.023 0 -4.22503145705837E-018 roller_axial_rotation -1 0 -1.83697019872103E-016 1.57}">
            <text:p>OmniWheelRoller { roller_translation -0.023 0 -4.22503145705837E-018 roller_axial_rotation -1 0 -1.83697019872103E-016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table:formula="of:=2 * PI() / [.$B$3] * ([.A13]-1)" office:value-type="float" office:value="5.49778714378214">
            <text:p>5.4977871438</text:p>
          </table:table-cell>
          <table:table-cell table:formula="of:=[.$B$1] * COS([.B13])" office:value-type="float" office:value="0.0162634559672906">
            <text:p>0.016263456</text:p>
          </table:table-cell>
          <table:table-cell table:formula="of:=[.$B$1]*SIN([.B13])" office:value-type="float" office:value="-0.0162634559672906">
            <text:p>-0.016263456</text:p>
          </table:table-cell>
          <table:table-cell table:formula="of:=SIN([.B13])" office:value-type="float" office:value="-0.707106781186548">
            <text:p>-0.7071067812</text:p>
          </table:table-cell>
          <table:table-cell table:formula="of:=COS([.B13])" office:value-type="float" office:value="0.707106781186547">
            <text:p>0.7071067812</text:p>
          </table:table-cell>
          <table:table-cell table:formula="of:=-[.C13]*(-[.C13]*[.E13]-[.D13]*[.F13])*(1-COS([.$H$1]))+[.E13]*COS([.$H$1])" office:value-type="float" office:value="-0.500109559487248">
            <text:p>-0.5001095595</text:p>
          </table:table-cell>
          <table:table-cell table:formula="of:=-[.D13]*(-[.C13]*[.E13]-[.D13]*[.F13])*(1-COS([.$H$1]))+[.F13]*COS([.$H$1])" office:value-type="float" office:value="0.500109559487248">
            <text:p>0.5001095595</text:p>
          </table:table-cell>
          <table:table-cell table:formula="of:=(-[.D13]*[.E13]+[.C13]*[.F13])*SIN([.$H$1])" office:value-type="float" office:value="0">
            <text:p>0</text:p>
          </table:table-cell>
          <table:table-cell table:style-name="ce6" table:formula="of:=CONCATENATE( &quot;OmniWheelRoller { roller_translation &quot;; [.D13]; &quot; 0 &quot;; [.C13]; &quot; roller_axial_rotation &quot;; [.E13]; &quot; 0 &quot;; [.F13];&quot; 1.57}&quot;)" office:value-type="string" office:string-value="OmniWheelRoller { roller_translation -0.0162634559672906 0 0.0162634559672906 roller_axial_rotation -0.707106781186548 0 0.707106781186547 1.57}">
            <text:p>OmniWheelRoller { roller_translation -0.0162634559672906 0 0.0162634559672906 roller_axial_rotation -0.707106781186548 0 0.707106781186547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table:formula="of:=2 * PI() / [.$B$3] * ([.A14]-1)" office:value-type="float" office:value="6.28318530717959">
            <text:p>6.2831853072</text:p>
          </table:table-cell>
          <table:table-cell table:formula="of:=[.$B$1] * COS([.B14])" office:value-type="float" office:value="0.023">
            <text:p>0.023</text:p>
          </table:table-cell>
          <table:table-cell table:formula="of:=[.$B$1]*SIN([.B14])" office:value-type="float" office:value="-5.63337527607782E-018">
            <text:p>-5.63337527607782E-018</text:p>
          </table:table-cell>
          <table:table-cell table:formula="of:=SIN([.B14])" office:value-type="float" office:value="-2.44929359829471E-016">
            <text:p>-2.44929359829471E-016</text:p>
          </table:table-cell>
          <table:table-cell table:formula="of:=COS([.B14])" office:value-type="float" office:value="1">
            <text:p>1</text:p>
          </table:table-cell>
          <table:table-cell table:formula="of:=-[.C14]*(-[.C14]*[.E14]-[.D14]*[.F14])*(1-COS([.$H$1]))+[.E14]*COS([.$H$1])" office:value-type="float" office:value="-1.73267110208299E-016">
            <text:p>-1.73267110208299E-016</text:p>
          </table:table-cell>
          <table:table-cell table:formula="of:=-[.D14]*(-[.C14]*[.E14]-[.D14]*[.F14])*(1-COS([.$H$1]))+[.F14]*COS([.$H$1])" office:value-type="float" office:value="0.707106781186548">
            <text:p>0.7071067812</text:p>
          </table:table-cell>
          <table:table-cell table:formula="of:=(-[.D14]*[.E14]+[.C14]*[.F14])*SIN([.$H$1])" office:value-type="float" office:value="0.0162634559672906">
            <text:p>0.016263456</text:p>
          </table:table-cell>
          <table:table-cell table:style-name="ce6" table:formula="of:=CONCATENATE( &quot;OmniWheelRoller { roller_translation &quot;; [.D14]; &quot; 0 &quot;; [.C14]; &quot; roller_axial_rotation &quot;; [.E14]; &quot; 0 &quot;; [.F14];&quot; 1.57}&quot;)" office:value-type="string" office:string-value="OmniWheelRoller { roller_translation -5.63337527607782E-018 0 0.023 roller_axial_rotation -2.44929359829471E-016 0 1 1.57}">
            <text:p>OmniWheelRoller { roller_translation -5.63337527607782E-018 0 0.023 roller_axial_rotation -2.44929359829471E-016 0 1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formula="of:=2 * PI() / [.$B$3] * ([.A15]-1)" office:value-type="float" office:value="7.06858347057703">
            <text:p>7.0685834706</text:p>
          </table:table-cell>
          <table:table-cell table:formula="of:=[.$B$1] * COS([.B15])" office:value-type="float" office:value="0.0162634559672906">
            <text:p>0.016263456</text:p>
          </table:table-cell>
          <table:table-cell table:formula="of:=[.$B$1]*SIN([.B15])" office:value-type="float" office:value="0.0162634559672906">
            <text:p>0.016263456</text:p>
          </table:table-cell>
          <table:table-cell table:formula="of:=SIN([.B15])" office:value-type="float" office:value="0.707106781186547">
            <text:p>0.7071067812</text:p>
          </table:table-cell>
          <table:table-cell table:formula="of:=COS([.B15])" office:value-type="float" office:value="0.707106781186548">
            <text:p>0.7071067812</text:p>
          </table:table-cell>
          <table:table-cell table:formula="of:=-[.C15]*(-[.C15]*[.E15]-[.D15]*[.F15])*(1-COS([.$H$1]))+[.E15]*COS([.$H$1])" office:value-type="float" office:value="0.500109559487248">
            <text:p>0.5001095595</text:p>
          </table:table-cell>
          <table:table-cell table:formula="of:=-[.D15]*(-[.C15]*[.E15]-[.D15]*[.F15])*(1-COS([.$H$1]))+[.F15]*COS([.$H$1])" office:value-type="float" office:value="0.500109559487248">
            <text:p>0.5001095595</text:p>
          </table:table-cell>
          <table:table-cell table:formula="of:=(-[.D15]*[.E15]+[.C15]*[.F15])*SIN([.$H$1])" office:value-type="float" office:value="0">
            <text:p>0</text:p>
          </table:table-cell>
          <table:table-cell table:style-name="ce6" table:formula="of:=CONCATENATE( &quot;OmniWheelRoller { roller_translation &quot;; [.D15]; &quot; 0 &quot;; [.C15]; &quot; roller_axial_rotation &quot;; [.E15]; &quot; 0 &quot;; [.F15];&quot; 1.57}&quot;)" office:value-type="string" office:string-value="OmniWheelRoller { roller_translation 0.0162634559672906 0 0.0162634559672906 roller_axial_rotation 0.707106781186547 0 0.707106781186548 1.57}">
            <text:p>OmniWheelRoller { roller_translation 0.0162634559672906 0 0.0162634559672906 roller_axial_rotation 0.707106781186547 0 0.707106781186548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table:formula="of:=2 * PI() / [.$B$3] * ([.A16]-1)" office:value-type="float" office:value="7.85398163397448">
            <text:p>7.853981634</text:p>
          </table:table-cell>
          <table:table-cell table:formula="of:=[.$B$1] * COS([.B16])" office:value-type="float" office:value="7.04171909509728E-018">
            <text:p>7.04171909509728E-018</text:p>
          </table:table-cell>
          <table:table-cell table:formula="of:=[.$B$1]*SIN([.B16])" office:value-type="float" office:value="0.023">
            <text:p>0.023</text:p>
          </table:table-cell>
          <table:table-cell table:formula="of:=SIN([.B16])" office:value-type="float" office:value="1">
            <text:p>1</text:p>
          </table:table-cell>
          <table:table-cell table:formula="of:=COS([.B16])" office:value-type="float" office:value="3.06161699786838E-016">
            <text:p>3.06161699786838E-016</text:p>
          </table:table-cell>
          <table:table-cell table:formula="of:=-[.C16]*(-[.C16]*[.E16]-[.D16]*[.F16])*(1-COS([.$H$1]))+[.E16]*COS([.$H$1])" office:value-type="float" office:value="0.707106781186548">
            <text:p>0.7071067812</text:p>
          </table:table-cell>
          <table:table-cell table:formula="of:=-[.D16]*(-[.C16]*[.E16]-[.D16]*[.F16])*(1-COS([.$H$1]))+[.F16]*COS([.$H$1])" office:value-type="float" office:value="2.16583887760374E-016">
            <text:p>2.16583887760374E-016</text:p>
          </table:table-cell>
          <table:table-cell table:formula="of:=(-[.D16]*[.E16]+[.C16]*[.F16])*SIN([.$H$1])" office:value-type="float" office:value="-0.0162634559672906">
            <text:p>-0.016263456</text:p>
          </table:table-cell>
          <table:table-cell table:style-name="ce6" table:formula="of:=CONCATENATE( &quot;OmniWheelRoller { roller_translation &quot;; [.D16]; &quot; 0 &quot;; [.C16]; &quot; roller_axial_rotation &quot;; [.E16]; &quot; 0 &quot;; [.F16];&quot; 1.57}&quot;)" office:value-type="string" office:string-value="OmniWheelRoller { roller_translation 0.023 0 7.04171909509728E-018 roller_axial_rotation 1 0 3.06161699786838E-016 1.57}">
            <text:p>OmniWheelRoller { roller_translation 0.023 0 7.04171909509728E-018 roller_axial_rotation 1 0 3.06161699786838E-016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table:formula="of:=2 * PI() / [.$B$3] * ([.A17]-1)" office:value-type="float" office:value="8.63937979737193">
            <text:p>8.6393797974</text:p>
          </table:table-cell>
          <table:table-cell table:formula="of:=[.$B$1] * COS([.B17])" office:value-type="float" office:value="-0.0162634559672906">
            <text:p>-0.016263456</text:p>
          </table:table-cell>
          <table:table-cell table:formula="of:=[.$B$1]*SIN([.B17])" office:value-type="float" office:value="0.0162634559672906">
            <text:p>0.016263456</text:p>
          </table:table-cell>
          <table:table-cell table:formula="of:=SIN([.B17])" office:value-type="float" office:value="0.707106781186548">
            <text:p>0.7071067812</text:p>
          </table:table-cell>
          <table:table-cell table:formula="of:=COS([.B17])" office:value-type="float" office:value="-0.707106781186547">
            <text:p>-0.7071067812</text:p>
          </table:table-cell>
          <table:table-cell table:formula="of:=-[.C17]*(-[.C17]*[.E17]-[.D17]*[.F17])*(1-COS([.$H$1]))+[.E17]*COS([.$H$1])" office:value-type="float" office:value="0.500109559487248">
            <text:p>0.5001095595</text:p>
          </table:table-cell>
          <table:table-cell table:formula="of:=-[.D17]*(-[.C17]*[.E17]-[.D17]*[.F17])*(1-COS([.$H$1]))+[.F17]*COS([.$H$1])" office:value-type="float" office:value="-0.500109559487247">
            <text:p>-0.5001095595</text:p>
          </table:table-cell>
          <table:table-cell table:formula="of:=(-[.D17]*[.E17]+[.C17]*[.F17])*SIN([.$H$1])" office:value-type="float" office:value="-3.80256767337477E-017">
            <text:p>-3.80256767337477E-017</text:p>
          </table:table-cell>
          <table:table-cell table:style-name="ce6" table:formula="of:=CONCATENATE( &quot;OmniWheelRoller { roller_translation &quot;; [.D17]; &quot; 0 &quot;; [.C17]; &quot; roller_axial_rotation &quot;; [.E17]; &quot; 0 &quot;; [.F17];&quot; 1.57}&quot;)" office:value-type="string" office:string-value="OmniWheelRoller { roller_translation 0.0162634559672906 0 -0.0162634559672906 roller_axial_rotation 0.707106781186548 0 -0.707106781186547 1.57}">
            <text:p>OmniWheelRoller { roller_translation 0.0162634559672906 0 -0.0162634559672906 roller_axial_rotation 0.707106781186548 0 -0.707106781186547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table:formula="of:=2 * PI() / [.$B$3] * ([.A18]-1)" office:value-type="float" office:value="9.42477796076938">
            <text:p>9.4247779608</text:p>
          </table:table-cell>
          <table:table-cell table:formula="of:=[.$B$1] * COS([.B18])" office:value-type="float" office:value="-0.023">
            <text:p>-0.023</text:p>
          </table:table-cell>
          <table:table-cell table:formula="of:=[.$B$1]*SIN([.B18])" office:value-type="float" office:value="8.45006291411674E-018">
            <text:p>8.45006291411674E-018</text:p>
          </table:table-cell>
          <table:table-cell table:formula="of:=SIN([.B18])" office:value-type="float" office:value="3.67394039744206E-016">
            <text:p>3.67394039744206E-016</text:p>
          </table:table-cell>
          <table:table-cell table:formula="of:=COS([.B18])" office:value-type="float" office:value="-1">
            <text:p>-1</text:p>
          </table:table-cell>
          <table:table-cell table:formula="of:=-[.C18]*(-[.C18]*[.E18]-[.D18]*[.F18])*(1-COS([.$H$1]))+[.E18]*COS([.$H$1])" office:value-type="float" office:value="2.59900665312448E-016">
            <text:p>2.59900665312448E-016</text:p>
          </table:table-cell>
          <table:table-cell table:formula="of:=-[.D18]*(-[.C18]*[.E18]-[.D18]*[.F18])*(1-COS([.$H$1]))+[.F18]*COS([.$H$1])" office:value-type="float" office:value="-0.707106781186548">
            <text:p>-0.7071067812</text:p>
          </table:table-cell>
          <table:table-cell table:formula="of:=(-[.D18]*[.E18]+[.C18]*[.F18])*SIN([.$H$1])" office:value-type="float" office:value="0.0162634559672906">
            <text:p>0.016263456</text:p>
          </table:table-cell>
          <table:table-cell table:style-name="ce6" table:formula="of:=CONCATENATE( &quot;OmniWheelRoller { roller_translation &quot;; [.D18]; &quot; 0 &quot;; [.C18]; &quot; roller_axial_rotation &quot;; [.E18]; &quot; 0 &quot;; [.F18];&quot; 1.57}&quot;)" office:value-type="string" office:string-value="OmniWheelRoller { roller_translation 8.45006291411674E-018 0 -0.023 roller_axial_rotation 3.67394039744206E-016 0 -1 1.57}">
            <text:p>OmniWheelRoller { roller_translation 8.45006291411674E-018 0 -0.023 roller_axial_rotation 3.67394039744206E-016 0 -1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table:formula="of:=2 * PI() / [.$B$3] * ([.A19]-1)" office:value-type="float" office:value="10.2101761241668">
            <text:p>10.2101761242</text:p>
          </table:table-cell>
          <table:table-cell table:formula="of:=[.$B$1] * COS([.B19])" office:value-type="float" office:value="-0.0162634559672906">
            <text:p>-0.016263456</text:p>
          </table:table-cell>
          <table:table-cell table:formula="of:=[.$B$1]*SIN([.B19])" office:value-type="float" office:value="-0.0162634559672906">
            <text:p>-0.016263456</text:p>
          </table:table-cell>
          <table:table-cell table:formula="of:=SIN([.B19])" office:value-type="float" office:value="-0.707106781186548">
            <text:p>-0.7071067812</text:p>
          </table:table-cell>
          <table:table-cell table:formula="of:=COS([.B19])" office:value-type="float" office:value="-0.707106781186547">
            <text:p>-0.7071067812</text:p>
          </table:table-cell>
          <table:table-cell table:formula="of:=-[.C19]*(-[.C19]*[.E19]-[.D19]*[.F19])*(1-COS([.$H$1]))+[.E19]*COS([.$H$1])" office:value-type="float" office:value="-0.500109559487248">
            <text:p>-0.5001095595</text:p>
          </table:table-cell>
          <table:table-cell table:formula="of:=-[.D19]*(-[.C19]*[.E19]-[.D19]*[.F19])*(1-COS([.$H$1]))+[.F19]*COS([.$H$1])" office:value-type="float" office:value="-0.500109559487247">
            <text:p>-0.5001095595</text:p>
          </table:table-cell>
          <table:table-cell table:formula="of:=(-[.D19]*[.E19]+[.C19]*[.F19])*SIN([.$H$1])" office:value-type="float" office:value="0">
            <text:p>0</text:p>
          </table:table-cell>
          <table:table-cell table:style-name="ce6" table:formula="of:=CONCATENATE( &quot;OmniWheelRoller { roller_translation &quot;; [.D19]; &quot; 0 &quot;; [.C19]; &quot; roller_axial_rotation &quot;; [.E19]; &quot; 0 &quot;; [.F19];&quot; 1.57}&quot;)" office:value-type="string" office:string-value="OmniWheelRoller { roller_translation -0.0162634559672906 0 -0.0162634559672906 roller_axial_rotation -0.707106781186548 0 -0.707106781186547 1.57}">
            <text:p>OmniWheelRoller { roller_translation -0.0162634559672906 0 -0.0162634559672906 roller_axial_rotation -0.707106781186548 0 -0.707106781186547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formula="of:=2 * PI() / [.$B$3] * ([.A20]-1)" office:value-type="float" office:value="10.9955742875643">
            <text:p>10.9955742876</text:p>
          </table:table-cell>
          <table:table-cell table:formula="of:=[.$B$1] * COS([.B20])" office:value-type="float" office:value="-9.85840673313619E-018">
            <text:p>-9.85840673313619E-018</text:p>
          </table:table-cell>
          <table:table-cell table:formula="of:=[.$B$1]*SIN([.B20])" office:value-type="float" office:value="-0.023">
            <text:p>-0.023</text:p>
          </table:table-cell>
          <table:table-cell table:formula="of:=SIN([.B20])" office:value-type="float" office:value="-1">
            <text:p>-1</text:p>
          </table:table-cell>
          <table:table-cell table:formula="of:=COS([.B20])" office:value-type="float" office:value="-4.28626379701574E-016">
            <text:p>-4.28626379701574E-016</text:p>
          </table:table-cell>
          <table:table-cell table:formula="of:=-[.C20]*(-[.C20]*[.E20]-[.D20]*[.F20])*(1-COS([.$H$1]))+[.E20]*COS([.$H$1])" office:value-type="float" office:value="-0.707106781186548">
            <text:p>-0.7071067812</text:p>
          </table:table-cell>
          <table:table-cell table:formula="of:=-[.D20]*(-[.C20]*[.E20]-[.D20]*[.F20])*(1-COS([.$H$1]))+[.F20]*COS([.$H$1])" office:value-type="float" office:value="-3.03217442864523E-016">
            <text:p>-3.03217442864523E-016</text:p>
          </table:table-cell>
          <table:table-cell table:formula="of:=(-[.D20]*[.E20]+[.C20]*[.F20])*SIN([.$H$1])" office:value-type="float" office:value="-0.0162634559672906">
            <text:p>-0.016263456</text:p>
          </table:table-cell>
          <table:table-cell table:style-name="ce6" table:formula="of:=CONCATENATE( &quot;OmniWheelRoller { roller_translation &quot;; [.D20]; &quot; 0 &quot;; [.C20]; &quot; roller_axial_rotation &quot;; [.E20]; &quot; 0 &quot;; [.F20];&quot; 1.57}&quot;)" office:value-type="string" office:string-value="OmniWheelRoller { roller_translation -0.023 0 -9.85840673313619E-018 roller_axial_rotation -1 0 -4.28626379701574E-016 1.57}">
            <text:p>OmniWheelRoller { roller_translation -0.023 0 -9.85840673313619E-018 roller_axial_rotation -1 0 -4.28626379701574E-016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formula="of:=2 * PI() / [.$B$3] * ([.A21]-1)" office:value-type="float" office:value="11.7809724509617">
            <text:p>11.780972451</text:p>
          </table:table-cell>
          <table:table-cell table:formula="of:=[.$B$1] * COS([.B21])" office:value-type="float" office:value="0.0162634559672906">
            <text:p>0.016263456</text:p>
          </table:table-cell>
          <table:table-cell table:formula="of:=[.$B$1]*SIN([.B21])" office:value-type="float" office:value="-0.0162634559672906">
            <text:p>-0.016263456</text:p>
          </table:table-cell>
          <table:table-cell table:formula="of:=SIN([.B21])" office:value-type="float" office:value="-0.707106781186548">
            <text:p>-0.7071067812</text:p>
          </table:table-cell>
          <table:table-cell table:formula="of:=COS([.B21])" office:value-type="float" office:value="0.707106781186547">
            <text:p>0.7071067812</text:p>
          </table:table-cell>
          <table:table-cell table:formula="of:=-[.C21]*(-[.C21]*[.E21]-[.D21]*[.F21])*(1-COS([.$H$1]))+[.E21]*COS([.$H$1])" office:value-type="float" office:value="-0.500109559487248">
            <text:p>-0.5001095595</text:p>
          </table:table-cell>
          <table:table-cell table:formula="of:=-[.D21]*(-[.C21]*[.E21]-[.D21]*[.F21])*(1-COS([.$H$1]))+[.F21]*COS([.$H$1])" office:value-type="float" office:value="0.500109559487247">
            <text:p>0.5001095595</text:p>
          </table:table-cell>
          <table:table-cell table:formula="of:=(-[.D21]*[.E21]+[.C21]*[.F21])*SIN([.$H$1])" office:value-type="float" office:value="-4.41588504004812E-017">
            <text:p>-4.41588504004812E-017</text:p>
          </table:table-cell>
          <table:table-cell table:style-name="ce6" table:formula="of:=CONCATENATE( &quot;OmniWheelRoller { roller_translation &quot;; [.D21]; &quot; 0 &quot;; [.C21]; &quot; roller_axial_rotation &quot;; [.E21]; &quot; 0 &quot;; [.F21];&quot; 1.57}&quot;)" office:value-type="string" office:string-value="OmniWheelRoller { roller_translation -0.0162634559672906 0 0.0162634559672906 roller_axial_rotation -0.707106781186548 0 0.707106781186547 1.57}">
            <text:p>OmniWheelRoller { roller_translation -0.0162634559672906 0 0.0162634559672906 roller_axial_rotation -0.707106781186548 0 0.707106781186547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formula="of:=2 * PI() / [.$B$3] * ([.A22]-1)" office:value-type="float" office:value="12.5663706143592">
            <text:p>12.5663706144</text:p>
          </table:table-cell>
          <table:table-cell table:formula="of:=[.$B$1] * COS([.B22])" office:value-type="float" office:value="0.023">
            <text:p>0.023</text:p>
          </table:table-cell>
          <table:table-cell table:formula="of:=[.$B$1]*SIN([.B22])" office:value-type="float" office:value="-1.12667505521556E-017">
            <text:p>-1.12667505521556E-017</text:p>
          </table:table-cell>
          <table:table-cell table:formula="of:=SIN([.B22])" office:value-type="float" office:value="-4.89858719658941E-016">
            <text:p>-4.89858719658941E-016</text:p>
          </table:table-cell>
          <table:table-cell table:formula="of:=COS([.B22])" office:value-type="float" office:value="1">
            <text:p>1</text:p>
          </table:table-cell>
          <table:table-cell table:formula="of:=-[.C22]*(-[.C22]*[.E22]-[.D22]*[.F22])*(1-COS([.$H$1]))+[.E22]*COS([.$H$1])" office:value-type="float" office:value="-3.46534220416598E-016">
            <text:p>-3.46534220416598E-016</text:p>
          </table:table-cell>
          <table:table-cell table:formula="of:=-[.D22]*(-[.C22]*[.E22]-[.D22]*[.F22])*(1-COS([.$H$1]))+[.F22]*COS([.$H$1])" office:value-type="float" office:value="0.707106781186548">
            <text:p>0.7071067812</text:p>
          </table:table-cell>
          <table:table-cell table:formula="of:=(-[.D22]*[.E22]+[.C22]*[.F22])*SIN([.$H$1])" office:value-type="float" office:value="0.0162634559672906">
            <text:p>0.016263456</text:p>
          </table:table-cell>
          <table:table-cell table:style-name="ce6" table:formula="of:=CONCATENATE( &quot;OmniWheelRoller { roller_translation &quot;; [.D22]; &quot; 0 &quot;; [.C22]; &quot; roller_axial_rotation &quot;; [.E22]; &quot; 0 &quot;; [.F22];&quot; 1.57}&quot;)" office:value-type="string" office:string-value="OmniWheelRoller { roller_translation -1.12667505521556E-017 0 0.023 roller_axial_rotation -4.89858719658941E-016 0 1 1.57}">
            <text:p>OmniWheelRoller { roller_translation -1.12667505521556E-017 0 0.023 roller_axial_rotation -4.89858719658941E-016 0 1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table:formula="of:=2 * PI() / [.$B$3] * ([.A23]-1)" office:value-type="float" office:value="13.3517687777566">
            <text:p>13.3517687778</text:p>
          </table:table-cell>
          <table:table-cell table:formula="of:=[.$B$1] * COS([.B23])" office:value-type="float" office:value="0.0162634559672906">
            <text:p>0.016263456</text:p>
          </table:table-cell>
          <table:table-cell table:formula="of:=[.$B$1]*SIN([.B23])" office:value-type="float" office:value="0.0162634559672906">
            <text:p>0.016263456</text:p>
          </table:table-cell>
          <table:table-cell table:formula="of:=SIN([.B23])" office:value-type="float" office:value="0.707106781186548">
            <text:p>0.7071067812</text:p>
          </table:table-cell>
          <table:table-cell table:formula="of:=COS([.B23])" office:value-type="float" office:value="0.707106781186547">
            <text:p>0.7071067812</text:p>
          </table:table-cell>
          <table:table-cell table:formula="of:=-[.C23]*(-[.C23]*[.E23]-[.D23]*[.F23])*(1-COS([.$H$1]))+[.E23]*COS([.$H$1])" office:value-type="float" office:value="0.500109559487248">
            <text:p>0.5001095595</text:p>
          </table:table-cell>
          <table:table-cell table:formula="of:=-[.D23]*(-[.C23]*[.E23]-[.D23]*[.F23])*(1-COS([.$H$1]))+[.F23]*COS([.$H$1])" office:value-type="float" office:value="0.500109559487248">
            <text:p>0.5001095595</text:p>
          </table:table-cell>
          <table:table-cell table:formula="of:=(-[.D23]*[.E23]+[.C23]*[.F23])*SIN([.$H$1])" office:value-type="float" office:value="0">
            <text:p>0</text:p>
          </table:table-cell>
          <table:table-cell table:style-name="ce6" table:formula="of:=CONCATENATE( &quot;OmniWheelRoller { roller_translation &quot;; [.D23]; &quot; 0 &quot;; [.C23]; &quot; roller_axial_rotation &quot;; [.E23]; &quot; 0 &quot;; [.F23];&quot; 1.57}&quot;)" office:value-type="string" office:string-value="OmniWheelRoller { roller_translation 0.0162634559672906 0 0.0162634559672906 roller_axial_rotation 0.707106781186548 0 0.707106781186547 1.57}">
            <text:p>OmniWheelRoller { roller_translation 0.0162634559672906 0 0.0162634559672906 roller_axial_rotation 0.707106781186548 0 0.707106781186547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table:formula="of:=2 * PI() / [.$B$3] * ([.A24]-1)" office:value-type="float" office:value="14.1371669411541">
            <text:p>14.1371669412</text:p>
          </table:table-cell>
          <table:table-cell table:formula="of:=[.$B$1] * COS([.B24])" office:value-type="float" office:value="1.26750943711751E-017">
            <text:p>1.26750943711751E-017</text:p>
          </table:table-cell>
          <table:table-cell table:formula="of:=[.$B$1]*SIN([.B24])" office:value-type="float" office:value="0.023">
            <text:p>0.023</text:p>
          </table:table-cell>
          <table:table-cell table:formula="of:=SIN([.B24])" office:value-type="float" office:value="1">
            <text:p>1</text:p>
          </table:table-cell>
          <table:table-cell table:formula="of:=COS([.B24])" office:value-type="float" office:value="5.51091059616309E-016">
            <text:p>5.51091059616309E-016</text:p>
          </table:table-cell>
          <table:table-cell table:formula="of:=-[.C24]*(-[.C24]*[.E24]-[.D24]*[.F24])*(1-COS([.$H$1]))+[.E24]*COS([.$H$1])" office:value-type="float" office:value="0.707106781186548">
            <text:p>0.7071067812</text:p>
          </table:table-cell>
          <table:table-cell table:formula="of:=-[.D24]*(-[.C24]*[.E24]-[.D24]*[.F24])*(1-COS([.$H$1]))+[.F24]*COS([.$H$1])" office:value-type="float" office:value="3.89850997968672E-016">
            <text:p>3.89850997968672E-016</text:p>
          </table:table-cell>
          <table:table-cell table:formula="of:=(-[.D24]*[.E24]+[.C24]*[.F24])*SIN([.$H$1])" office:value-type="float" office:value="-0.0162634559672906">
            <text:p>-0.016263456</text:p>
          </table:table-cell>
          <table:table-cell table:style-name="ce6" table:formula="of:=CONCATENATE( &quot;OmniWheelRoller { roller_translation &quot;; [.D24]; &quot; 0 &quot;; [.C24]; &quot; roller_axial_rotation &quot;; [.E24]; &quot; 0 &quot;; [.F24];&quot; 1.57}&quot;)" office:value-type="string" office:string-value="OmniWheelRoller { roller_translation 0.023 0 1.26750943711751E-017 roller_axial_rotation 1 0 5.51091059616309E-016 1.57}">
            <text:p>OmniWheelRoller { roller_translation 0.023 0 1.26750943711751E-017 roller_axial_rotation 1 0 5.51091059616309E-016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20">
            <text:p>20</text:p>
          </table:table-cell>
          <table:table-cell table:formula="of:=2 * PI() / [.$B$3] * ([.A25]-1)" office:value-type="float" office:value="14.9225651045515">
            <text:p>14.9225651046</text:p>
          </table:table-cell>
          <table:table-cell table:formula="of:=[.$B$1] * COS([.B25])" office:value-type="float" office:value="-0.0162634559672906">
            <text:p>-0.016263456</text:p>
          </table:table-cell>
          <table:table-cell table:formula="of:=[.$B$1]*SIN([.B25])" office:value-type="float" office:value="0.0162634559672906">
            <text:p>0.016263456</text:p>
          </table:table-cell>
          <table:table-cell table:formula="of:=SIN([.B25])" office:value-type="float" office:value="0.707106781186549">
            <text:p>0.7071067812</text:p>
          </table:table-cell>
          <table:table-cell table:formula="of:=COS([.B25])" office:value-type="float" office:value="-0.707106781186546">
            <text:p>-0.7071067812</text:p>
          </table:table-cell>
          <table:table-cell table:formula="of:=-[.C25]*(-[.C25]*[.E25]-[.D25]*[.F25])*(1-COS([.$H$1]))+[.E25]*COS([.$H$1])" office:value-type="float" office:value="0.500109559487248">
            <text:p>0.5001095595</text:p>
          </table:table-cell>
          <table:table-cell table:formula="of:=-[.D25]*(-[.C25]*[.E25]-[.D25]*[.F25])*(1-COS([.$H$1]))+[.F25]*COS([.$H$1])" office:value-type="float" office:value="-0.500109559487247">
            <text:p>-0.5001095595</text:p>
          </table:table-cell>
          <table:table-cell table:formula="of:=(-[.D25]*[.E25]+[.C25]*[.F25])*SIN([.$H$1])" office:value-type="float" office:value="-4.9065389333868E-017">
            <text:p>-4.9065389333868E-017</text:p>
          </table:table-cell>
          <table:table-cell table:style-name="ce6" table:formula="of:=CONCATENATE( &quot;OmniWheelRoller { roller_translation &quot;; [.D25]; &quot; 0 &quot;; [.C25]; &quot; roller_axial_rotation &quot;; [.E25]; &quot; 0 &quot;; [.F25];&quot; 1.57}&quot;)" office:value-type="string" office:string-value="OmniWheelRoller { roller_translation 0.0162634559672906 0 -0.0162634559672906 roller_axial_rotation 0.707106781186549 0 -0.707106781186546 1.57}">
            <text:p>OmniWheelRoller { roller_translation 0.0162634559672906 0 -0.0162634559672906 roller_axial_rotation 0.707106781186549 0 -0.707106781186546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table:formula="of:=2 * PI() / [.$B$3] * ([.A26]-1)" office:value-type="float" office:value="15.707963267949">
            <text:p>15.7079632679</text:p>
          </table:table-cell>
          <table:table-cell table:formula="of:=[.$B$1] * COS([.B26])" office:value-type="float" office:value="-0.023">
            <text:p>-0.023</text:p>
          </table:table-cell>
          <table:table-cell table:formula="of:=[.$B$1]*SIN([.B26])" office:value-type="float" office:value="1.40834381901946E-017">
            <text:p>1.40834381901946E-017</text:p>
          </table:table-cell>
          <table:table-cell table:formula="of:=SIN([.B26])" office:value-type="float" office:value="6.12323399573677E-016">
            <text:p>6.12323399573677E-016</text:p>
          </table:table-cell>
          <table:table-cell table:formula="of:=COS([.B26])" office:value-type="float" office:value="-1">
            <text:p>-1</text:p>
          </table:table-cell>
          <table:table-cell table:formula="of:=-[.C26]*(-[.C26]*[.E26]-[.D26]*[.F26])*(1-COS([.$H$1]))+[.E26]*COS([.$H$1])" office:value-type="float" office:value="4.33167775520747E-016">
            <text:p>4.33167775520747E-016</text:p>
          </table:table-cell>
          <table:table-cell table:formula="of:=-[.D26]*(-[.C26]*[.E26]-[.D26]*[.F26])*(1-COS([.$H$1]))+[.F26]*COS([.$H$1])" office:value-type="float" office:value="-0.707106781186548">
            <text:p>-0.7071067812</text:p>
          </table:table-cell>
          <table:table-cell table:formula="of:=(-[.D26]*[.E26]+[.C26]*[.F26])*SIN([.$H$1])" office:value-type="float" office:value="0.0162634559672906">
            <text:p>0.016263456</text:p>
          </table:table-cell>
          <table:table-cell table:style-name="ce6" table:formula="of:=CONCATENATE( &quot;OmniWheelRoller { roller_translation &quot;; [.D26]; &quot; 0 &quot;; [.C26]; &quot; roller_axial_rotation &quot;; [.E26]; &quot; 0 &quot;; [.F26];&quot; 1.57}&quot;)" office:value-type="string" office:string-value="OmniWheelRoller { roller_translation 1.40834381901946E-017 0 -0.023 roller_axial_rotation 6.12323399573677E-016 0 -1 1.57}">
            <text:p>OmniWheelRoller { roller_translation 1.40834381901946E-017 0 -0.023 roller_axial_rotation 6.12323399573677E-016 0 -1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table:formula="of:=2 * PI() / [.$B$3] * ([.A27]-1)" office:value-type="float" office:value="16.4933614313464">
            <text:p>16.4933614313</text:p>
          </table:table-cell>
          <table:table-cell table:formula="of:=[.$B$1] * COS([.B27])" office:value-type="float" office:value="-0.0162634559672906">
            <text:p>-0.016263456</text:p>
          </table:table-cell>
          <table:table-cell table:formula="of:=[.$B$1]*SIN([.B27])" office:value-type="float" office:value="-0.0162634559672906">
            <text:p>-0.016263456</text:p>
          </table:table-cell>
          <table:table-cell table:formula="of:=SIN([.B27])" office:value-type="float" office:value="-0.707106781186548">
            <text:p>-0.7071067812</text:p>
          </table:table-cell>
          <table:table-cell table:formula="of:=COS([.B27])" office:value-type="float" office:value="-0.707106781186547">
            <text:p>-0.7071067812</text:p>
          </table:table-cell>
          <table:table-cell table:formula="of:=-[.C27]*(-[.C27]*[.E27]-[.D27]*[.F27])*(1-COS([.$H$1]))+[.E27]*COS([.$H$1])" office:value-type="float" office:value="-0.500109559487248">
            <text:p>-0.5001095595</text:p>
          </table:table-cell>
          <table:table-cell table:formula="of:=-[.D27]*(-[.C27]*[.E27]-[.D27]*[.F27])*(1-COS([.$H$1]))+[.F27]*COS([.$H$1])" office:value-type="float" office:value="-0.500109559487248">
            <text:p>-0.5001095595</text:p>
          </table:table-cell>
          <table:table-cell table:formula="of:=(-[.D27]*[.E27]+[.C27]*[.F27])*SIN([.$H$1])" office:value-type="float" office:value="0">
            <text:p>0</text:p>
          </table:table-cell>
          <table:table-cell table:style-name="ce6" table:formula="of:=CONCATENATE( &quot;OmniWheelRoller { roller_translation &quot;; [.D27]; &quot; 0 &quot;; [.C27]; &quot; roller_axial_rotation &quot;; [.E27]; &quot; 0 &quot;; [.F27];&quot; 1.57}&quot;)" office:value-type="string" office:string-value="OmniWheelRoller { roller_translation -0.0162634559672906 0 -0.0162634559672906 roller_axial_rotation -0.707106781186548 0 -0.707106781186547 1.57}">
            <text:p>OmniWheelRoller { roller_translation -0.0162634559672906 0 -0.0162634559672906 roller_axial_rotation -0.707106781186548 0 -0.707106781186547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table:formula="of:=2 * PI() / [.$B$3] * ([.A28]-1)" office:value-type="float" office:value="17.2787595947439">
            <text:p>17.2787595947</text:p>
          </table:table-cell>
          <table:table-cell table:formula="of:=[.$B$1] * COS([.B28])" office:value-type="float" office:value="-5.63479893154198E-017">
            <text:p>-5.63479893154198E-017</text:p>
          </table:table-cell>
          <table:table-cell table:formula="of:=[.$B$1]*SIN([.B28])" office:value-type="float" office:value="-0.023">
            <text:p>-0.023</text:p>
          </table:table-cell>
          <table:table-cell table:formula="of:=SIN([.B28])" office:value-type="float" office:value="-1">
            <text:p>-1</text:p>
          </table:table-cell>
          <table:table-cell table:formula="of:=COS([.B28])" office:value-type="float" office:value="-2.44991257893129E-015">
            <text:p>-2.44991257893129E-015</text:p>
          </table:table-cell>
          <table:table-cell table:formula="of:=-[.C28]*(-[.C28]*[.E28]-[.D28]*[.F28])*(1-COS([.$H$1]))+[.E28]*COS([.$H$1])" office:value-type="float" office:value="-0.707106781186548">
            <text:p>-0.7071067812</text:p>
          </table:table-cell>
          <table:table-cell table:formula="of:=-[.D28]*(-[.C28]*[.E28]-[.D28]*[.F28])*(1-COS([.$H$1]))+[.F28]*COS([.$H$1])" office:value-type="float" office:value="-1.7331089792989E-015">
            <text:p>-1.7331089792989E-015</text:p>
          </table:table-cell>
          <table:table-cell table:formula="of:=(-[.D28]*[.E28]+[.C28]*[.F28])*SIN([.$H$1])" office:value-type="float" office:value="-0.0162634559672906">
            <text:p>-0.016263456</text:p>
          </table:table-cell>
          <table:table-cell table:style-name="ce6" table:formula="of:=CONCATENATE( &quot;OmniWheelRoller { roller_translation &quot;; [.D28]; &quot; 0 &quot;; [.C28]; &quot; roller_axial_rotation &quot;; [.E28]; &quot; 0 &quot;; [.F28];&quot; 1.57}&quot;)" office:value-type="string" office:string-value="OmniWheelRoller { roller_translation -0.023 0 -5.63479893154198E-017 roller_axial_rotation -1 0 -2.44991257893129E-015 1.57}">
            <text:p>OmniWheelRoller { roller_translation -0.023 0 -5.63479893154198E-017 roller_axial_rotation -1 0 -2.44991257893129E-015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table:formula="of:=2 * PI() / [.$B$3] * ([.A29]-1)" office:value-type="float" office:value="18.0641577581413">
            <text:p>18.0641577581</text:p>
          </table:table-cell>
          <table:table-cell table:formula="of:=[.$B$1] * COS([.B29])" office:value-type="float" office:value="0.0162634559672906">
            <text:p>0.016263456</text:p>
          </table:table-cell>
          <table:table-cell table:formula="of:=[.$B$1]*SIN([.B29])" office:value-type="float" office:value="-0.0162634559672906">
            <text:p>-0.016263456</text:p>
          </table:table-cell>
          <table:table-cell table:formula="of:=SIN([.B29])" office:value-type="float" office:value="-0.707106781186549">
            <text:p>-0.7071067812</text:p>
          </table:table-cell>
          <table:table-cell table:formula="of:=COS([.B29])" office:value-type="float" office:value="0.707106781186546">
            <text:p>0.7071067812</text:p>
          </table:table-cell>
          <table:table-cell table:formula="of:=-[.C29]*(-[.C29]*[.E29]-[.D29]*[.F29])*(1-COS([.$H$1]))+[.E29]*COS([.$H$1])" office:value-type="float" office:value="-0.500109559487249">
            <text:p>-0.5001095595</text:p>
          </table:table-cell>
          <table:table-cell table:formula="of:=-[.D29]*(-[.C29]*[.E29]-[.D29]*[.F29])*(1-COS([.$H$1]))+[.F29]*COS([.$H$1])" office:value-type="float" office:value="0.500109559487247">
            <text:p>0.5001095595</text:p>
          </table:table-cell>
          <table:table-cell table:formula="of:=(-[.D29]*[.E29]+[.C29]*[.F29])*SIN([.$H$1])" office:value-type="float" office:value="-5.27452935339081E-017">
            <text:p>-5.27452935339081E-017</text:p>
          </table:table-cell>
          <table:table-cell table:style-name="ce6" table:formula="of:=CONCATENATE( &quot;OmniWheelRoller { roller_translation &quot;; [.D29]; &quot; 0 &quot;; [.C29]; &quot; roller_axial_rotation &quot;; [.E29]; &quot; 0 &quot;; [.F29];&quot; 1.57}&quot;)" office:value-type="string" office:string-value="OmniWheelRoller { roller_translation -0.0162634559672906 0 0.0162634559672906 roller_axial_rotation -0.707106781186549 0 0.707106781186546 1.57}">
            <text:p>OmniWheelRoller { roller_translation -0.0162634559672906 0 0.0162634559672906 roller_axial_rotation -0.707106781186549 0 0.707106781186546 1.57}</text:p>
          </table:table-cell>
          <table:table-cell table:style-name="ce6" table:number-columns-repeated="2"/>
          <table:table-cell table:style-name="ce8"/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equations for rotation from “<text:a xlink:href="http://inside.mines.edu/~gmurray/ArbitraryAxisRotation/">http://inside.mines.edu/~gmurray/ArbitraryAxisRotation/</text:a>”</text:p>
          </table:table-cell>
          <table:table-cell table:number-columns-repeated="3"/>
          <table:table-cell office:value-type="string">
            <text:p><text:tab/><text:tab/><text:tab/>SSLRobotRoller {</text:p>
            <text:p><text:tab/><text:tab/><text:tab/><text:tab/>servo_translation 0 0 0.023</text:p>
            <text:p><text:tab/><text:tab/><text:tab/><text:tab/>roller_transform_rotation 0 0 1 0</text:p>
            <text:p><text:tab/><text:tab/><text:tab/><text:tab/>servo_axial_rotation 0 1 0 0</text:p>
            <text:p><text:tab/><text:tab/><text:tab/><text:tab/>name "roller0"</text:p>
            <text:p><text:tab/><text:tab/><text:tab/>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>
            <text:p>u is rx, v is ry, x is tan x, y is tan y abov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-u * ( -u *x -v*y )*(1 - cos(tilt)) + L * x * cos(tilt) + sqrt(L)*(-w*y+v*z)*sin<text:span text:style-name="T1">(</text:span>tilt<text:span text:style-name="T1">)</text:span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-v * ( -u*x -v*y )*(1-cos(tilt) + L * y * cos(tilt) + sqrt(L) * (w*x - u*z)*sin<text:span text:style-name="T1">(</text:span>tilt<text:span text:style-name="T1">)</text:span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-w * (-u * x -v * y) * (1-cos(tilt) + L * z * cos(tilt) + sqrt(L)*(-v*x+u*y)*sin<text:span text:style-name="T1">(</text:span>tilt<text:span text:style-name="T1">)</text:span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L is one given rx, ry (u,v) is an unit v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7" office:value-type="string">
            <text:p>NOTE: Main creator of this file is John Hsu from Willow Garage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11/01/2011</text:date>, <text:time>00:2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</meta:initial-creator>
    <meta:creation-date>2011-03-26T15:08:32</meta:creation-date>
    <dc:date>2011-11-01T00:23:53</dc:date>
    <dc:creator>kadir </dc:creator>
    <meta:editing-duration>P1DT3H50M46S</meta:editing-duration>
    <meta:editing-cycles>28</meta:editing-cycles>
    <meta:generator>LibreOffice/3.3$Unix LibreOffice_project/330m19$Build-401</meta:generator>
    <meta:document-statistic meta:table-count="3" meta:cell-count="265" meta:object-count="0"/>
  </office:meta>
</office:document-meta>
</file>